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justify" style:justify-single-word="false"/>
      <style:text-properties fo:language="es" fo:country="ES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1f62a" officeooo:paragraph-rsid="0011f62a"/>
    </style:style>
    <style:style style:name="P4" style:family="paragraph" style:parent-style-name="Standard">
      <style:paragraph-properties fo:text-align="end" style:justify-single-word="false"/>
      <style:text-properties fo:language="es" fo:country="ES" officeooo:paragraph-rsid="001431e2"/>
    </style:style>
    <style:style style:name="P5" style:family="paragraph" style:parent-style-name="Standard">
      <style:paragraph-properties fo:text-align="end" style:justify-single-word="false"/>
      <style:text-properties fo:language="es" fo:country="ES" officeooo:rsid="001431e2" officeooo:paragraph-rsid="001431e2"/>
    </style:style>
    <style:style style:name="T1" style:family="text">
      <style:text-properties officeooo:rsid="00143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racio Lamas Arellano</text:p>
      <text:p text:style-name="P5">A01367213</text:p>
      <text:p text:style-name="P4"><text:span text:style-name="T1">Actividad 1.1</text:span></text:p>
      <text:p text:style-name="P2"/>
      <text:p text:style-name="P2">Considero que la complejidad de todo el programa es O(nlogn), ya que quien posee la mayor complejidad en todo es la funcion de merge sort. Esto es debido a que tiene que estar <text:s/>dividiendo a la mitad todos los datos otorgados a fin de poder encontrar la posición a la que pertenece el dato. </text:p>
      <text:p text:style-name="P1"/>
      <text:p text:style-name="P2">Esta división hace que dicha parte del merge tenga una complejidad de O(logn), pero en el peor de los casos, esta accion la tendría que estar repitiendo en base a la cantidad de datos otorgados, siendo así que su complejidad sea de O(nlogn).</text:p>
      <text:p text:style-name="P2"/>
      <text:p text:style-name="P3">Cabe resaltar que, aunque el programa tenga la función de busqueda binaria, cuya complejidad es O(logn) debido a que divide a la mitad la cantidad de datos otorgados al igual que en el merge sort, no es contada dentro de esta debido a que la complejidad de merge sort es superior en comparación a la busqueda binari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22:45:18.567056965</meta:creation-date>
    <dc:date>2021-09-07T22:52:30.147354470</dc:date>
    <meta:editing-duration>PT7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60" meta:character-count="892" meta:non-whitespace-character-count="736"/>
  </office:meta>
</office:document-meta>
</file>